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T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T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HttpMessageConverterTest.test_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FastJsonHttpMessageConverterT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T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FastJsonHttpMessageConverterTest.process( Object object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